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4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50pt" fo:font-weight="normal" fo:font-family="Calibri" style:font-family-asian="Calibri" style:font-family-complex="Calibri" fo:background-color="transparent" fo:color="#5f6368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fo:color="#000000" fo:font-style="italic"/>
    </style:style>
    <style:style style:name="T21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Symbol" style:font-family-asian="Symbol" style:font-family-complex="Symbol" fo:background-color="transparent" fo:color="#000000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Symbol" style:font-family-asian="Symbol" style:font-family-complex="Symbo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Symbol" style:font-family-asian="Symbol" style:font-family-complex="Symbol" fo:background-color="transparent" fo:color="#000000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fo:font-family="Calibri" style:font-family-asian="Calibri" style:font-family-complex="Calibri" fo:background-color="transparent" style:use-window-font-color="true" fo:font-style="italic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10.00%" fo:text-align="left" fo:margin-bottom="8.00pt"/>
    </style:style>
    <text:list-style style:name="L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" style:family="paragraph">
      <style:paragraph-properties fo:line-height="110.00%" fo:text-align="left" fo:margin-left="-18.00pt" fo:text-indent="18.00pt" fo:margin-bottom="8.00pt"/>
    </style:style>
    <style:style style:name="P4" style:family="paragraph">
      <style:paragraph-properties fo:line-height="110.00%" fo:text-align="left" fo:margin-bottom="8.00pt"/>
    </style:style>
    <style:style style:name="P5" style:family="paragraph">
      <style:paragraph-properties fo:line-height="110.00%" fo:text-align="justify" fo:margin-bottom="8.00pt"/>
    </style:style>
    <style:style style:name="P6" style:family="paragraph">
      <style:paragraph-properties fo:line-height="110.00%" fo:text-align="left" fo:margin-bottom="8.00pt"/>
    </style:style>
    <style:style style:name="P7" style:family="paragraph">
      <style:paragraph-properties fo:line-height="110.00%" fo:text-align="justify" fo:margin-left="70.80pt" fo:text-indent="-35.40pt" fo:margin-bottom="8.00pt"/>
    </style:style>
    <style:style style:name="P8" style:family="paragraph">
      <style:paragraph-properties fo:line-height="110.00%" fo:text-align="left" fo:margin-bottom="8.00pt"/>
    </style:style>
    <style:style style:name="P9" style:family="paragraph">
      <style:paragraph-properties fo:line-height="100.00%" fo:text-align="left" fo:margin-left="0.00pt" fo:text-indent="35.40pt"/>
    </style:style>
    <style:style style:name="P10" style:family="paragraph">
      <style:paragraph-properties fo:line-height="110.00%" fo:text-align="left" fo:margin-left="106.20pt" fo:text-indent="0.00pt" fo:margin-bottom="8.00pt"/>
    </style:style>
    <style:style style:name="P11" style:family="paragraph">
      <style:paragraph-properties fo:line-height="100.00%" fo:text-align="left" fo:margin-left="0.00pt" fo:text-indent="35.40pt"/>
    </style:style>
    <style:style style:name="P12" style:family="paragraph">
      <style:paragraph-properties fo:line-height="110.00%" fo:text-align="left" fo:margin-left="106.20pt" fo:text-indent="0.00pt" fo:margin-bottom="8.00pt"/>
    </style:style>
    <style:style style:name="P13" style:family="paragraph">
      <style:paragraph-properties fo:line-height="110.00%" fo:text-align="left" fo:margin-bottom="8.00pt"/>
    </style:style>
    <text:list-style style:name="L1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4" style:family="paragraph">
      <style:paragraph-properties fo:line-height="100.00%" fo:text-align="left" fo:margin-left="-18.00pt" fo:text-indent="18.00pt"/>
    </style:style>
    <style:style style:name="P15" style:family="paragraph">
      <style:paragraph-properties fo:line-height="100.00%" fo:text-align="left" fo:margin-left="36.00pt" fo:text-indent="0.00pt"/>
    </style:style>
    <style:style style:name="P16" style:family="paragraph">
      <style:paragraph-properties fo:line-height="110.00%" fo:text-align="left" fo:margin-bottom="8.00pt"/>
    </style:style>
    <style:style style:name="P17" style:family="paragraph">
      <style:paragraph-properties fo:line-height="100.00%" fo:text-align="left" fo:margin-left="0.00pt" fo:text-indent="35.40pt" fo:margin-bottom="0.90pt"/>
    </style:style>
    <style:style style:name="P18" style:family="paragraph">
      <style:paragraph-properties fo:line-height="100.00%" fo:text-align="left" fo:margin-left="0.00pt" fo:text-indent="35.40pt"/>
    </style:style>
  </office:automatic-styles>
  <office:body>
    <office:text>
      <text:p text:style-name="P1"><draw:frame text:anchor-type="as-char" svg:width="29.63mm" svg:height="22.75mm" style:rel-width="scale" style:rel-height="scale"><draw:object-ole xlink:href="OleObj1"/><draw:image xlink:href="ObjectReplacements/OleObj1"/></draw:frame><text:span text:style-name="T2"><text:tab/>Alberto Caro Barrera</text:span></text:p>
      <text:p text:style-name="P2"><text:span text:style-name="T3"><text:tab/>albertocarobarrera@gmail.com</text:span><text:span text:style-name="T4"><text:s/></text:span><text:span text:style-name="T5"><text:tab/><text:tab/><text:s text:c="4"/></text:span></text:p>
      <text:p text:style-name="P2"><text:span text:style-name="T6"/></text:p>
      <text:p text:style-name="P2"><text:span text:style-name="T7">Información Personal</text:span></text:p>
      <text:list text:style-name="L3">
        <text:list-item>
          <text:p text:style-name="P3"><text:span text:style-name="T8">Fecha de Nacimiento: 05 de febrero de 1994</text:span></text:p>
        </text:list-item>
        <text:list-item>
          <text:p text:style-name="P3"><text:span text:style-name="T8">DNI: 30258485F</text:span></text:p>
        </text:list-item>
        <text:list-item>
          <text:p text:style-name="P3"><text:span text:style-name="T8">Móvil: 645342207</text:span></text:p>
        </text:list-item>
        <text:list-item>
          <text:p text:style-name="P3"><text:span text:style-name="T8">Domicilio: C/ Higuera de la Sierra, 5, 3ºA</text:span></text:p>
        </text:list-item>
      </text:list>
      <text:p text:style-name="P4"><text:span text:style-name="T9">Resumen Profesional</text:span></text:p>
      <text:p text:style-name="P5"><text:span text:style-name="T10">Estudiante de Matemáticas con gran interés por desarrollarse en el mundo laboral. Actualmente me encuentro en el último año de carrera con más de un 90% de la carrera finalizada. Tengo conocimiento básico de ciertas tecnologías y capacidad para el desarrollo autodidacta.</text:span></text:p>
      <text:p text:style-name="P5"><text:span text:style-name="T11">Por otro lado, tengo conocimientos sobre desarrollo web, dominio web, hosting, front-end con HTML, Wordpress y Elementor adquiridos de forma individual y autónoma. También actualmente estoy realizando un curso de lenguaje de programación Python.</text:span></text:p>
      <text:p text:style-name="P6"><text:span text:style-name="T12">Historial Laboral</text:span></text:p>
      <text:p text:style-name="P7"><text:span text:style-name="T13">2015<text:tab/>(Actual) Profesor clases particulares, tanto en modalidad Online como<text:s text:c="3"/>presencial, a alumnos desde 1º de ESO hasta alumnos universitarios.</text:span></text:p>
      <text:p text:style-name="P7"><text:span text:style-name="T13"><text:tab/>Las clases impartidas son de Matemáticas, Física y Estadística.</text:span></text:p>
      <text:p text:style-name="P8"><text:span text:style-name="T14">Formación</text:span></text:p>
      <text:p text:style-name="P9"><text:span text:style-name="T15">Actual<text:tab/><text:s text:c="14"/></text:span><text:span text:style-name="T16">Facultad de Matemáticas</text:span></text:p>
      <text:p text:style-name="P10"><text:span text:style-name="T17">Grado en Matemáticas</text:span></text:p>
      <text:p text:style-name="P11"><text:span text:style-name="T18">2012<text:tab/><text:tab/></text:span><text:span text:style-name="T19">IES Antonio Machado </text:span></text:p>
      <text:p text:style-name="P12"><text:span text:style-name="T20">Bachillerato Ciencia y Tecnológico</text:span></text:p>
      <text:p text:style-name="P13"><text:span text:style-name="T21">Títulos/Diplomas</text:span></text:p>
      <text:list text:style-name="L14">
        <text:list-item>
          <text:p text:style-name="P14"><text:span text:style-name="T22"><text:s/></text:span><text:span text:style-name="T23">T</text:span><text:span text:style-name="T24">í</text:span><text:span text:style-name="T25">tulo Oficial B1 de ingl</text:span><text:span text:style-name="T26">é</text:span><text:span text:style-name="T27">s por el instituto de idioma de la Universidad de Sevilla</text:span></text:p>
        </text:list-item>
      </text:list>
      <text:p text:style-name="P15"><text:span text:style-name="T28"/></text:p>
      <text:p text:style-name="P16"><text:span text:style-name="T29">Datos interés</text:span></text:p>
      <text:p text:style-name="P17"><text:span text:style-name="T30">- Permiso B de circulación.</text:span></text:p>
      <text:p text:style-name="P17"><text:span text:style-name="T30">-<text:s/></text:span><text:span text:style-name="T31">Incorporación inmediata</text:span><text:span text:style-name="T32">. </text:span></text:p>
      <text:p text:style-name="P17"><text:span text:style-name="T32">- Disponibilidad para viajar. </text:span></text:p>
      <text:p text:style-name="P17"><text:span text:style-name="T32">- Estructura hardware y software para poder teletrabajar. </text:span></text:p>
      <text:p text:style-name="P18"><text:span text:style-name="T32">- Motivación por el avance tecnológico. </text:span></text:p>
      <text:p text:style-name="P18"><text:span text:style-name="T32">- Experiencia con niños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